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ambria" fo:font-size="14pt" style:font-size-asian="14pt"/>
    </style:style>
    <style:style style:name="P3" style:family="paragraph" style:parent-style-name="Frame_20_contents">
      <style:text-properties fo:font-size="9pt" style:font-size-asian="9pt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Frame">
      <style:graphic-properties style:run-through="foreground" style:vertical-pos="from-top" style:vertical-rel="paragraph" style:horizontal-pos="from-left" style:horizontal-rel="paragraph" fo:padding="0.15cm" fo:border="none"/>
    </style:style>
    <style:style style:name="fr4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5" style:family="graphic" style:parent-style-name="Frame">
      <style:graphic-properties style:run-through="foreground" style:vertical-pos="from-top" style:vertical-rel="paragraph-content" style:horizontal-pos="from-left" style:horizontal-rel="paragraph-content" fo:padding="0.15cm" fo:border="none"/>
    </style:style>
    <style:style style:name="gr1" style:family="graphic">
      <style:graphic-properties draw:stroke="dash" draw:stroke-dash="Dash_20_2" svg:stroke-width="0cm" svg:stroke-color="#000000" draw:stroke-linejoin="miter" draw:fill="none" fo:min-height="2.748cm" fo:min-width="2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cm" svg:stroke-color="#000000" draw:stroke-linejoin="round" draw:fill="none" fo:min-height="0.002cm" fo:min-width="3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cm" svg:stroke-color="#000000" draw:stroke-linejoin="miter" draw:fill="none" fo:min-height="0.002cm" fo:min-width="1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cm" svg:stroke-color="#000000" draw:stroke-linejoin="miter" draw:fill="none" fo:min-height="0.55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28cm" svg:y="7.641cm" svg:width="12.778cm" svg:height="2.843cm" draw:z-index="1"><draw:text-box><text:p text:style-name="P2">Importer</text:p><text:p text:style-name="Frame_20_contents"/></draw:text-box></draw:frame><draw:frame draw:style-name="fr1" draw:name="1" text:anchor-type="paragraph" svg:x="11.621cm" svg:y="6.957cm" svg:width="1.207cm" svg:height="0.847cm" draw:z-index="2"><draw:text-box><text:p text:style-name="Frame_20_contents">1..1</text:p></draw:text-box></draw:frame><draw:frame draw:style-name="fr2" draw:name="2" text:anchor-type="paragraph" svg:x="0.03cm" svg:y="0.03cm" svg:width="10.599cm" svg:height="2.914cm" draw:z-index="3"><draw:text-box><text:p text:style-name="P2">Core</text:p></draw:text-box></draw:frame><draw:frame draw:style-name="fr1" draw:name="3" text:anchor-type="paragraph" svg:x="15.423cm" svg:y="5.207cm" svg:width="1.207cm" svg:height="0.847cm" draw:z-index="4"><draw:text-box><text:p text:style-name="Frame_20_contents">1..1</text:p></draw:text-box></draw:frame><draw:frame draw:style-name="fr1" draw:name="4" text:anchor-type="paragraph" svg:x="15.427cm" svg:y="3.351cm" svg:width="1.207cm" svg:height="0.847cm" draw:z-index="5"><draw:text-box><text:p text:style-name="Frame_20_contents">1..1</text:p></draw:text-box></draw:frame><draw:frame draw:style-name="fr1" draw:name="5" text:anchor-type="paragraph" svg:x="12.679cm" svg:y="4.685cm" svg:width="2.235cm" svg:height="0.699cm" draw:z-index="6"><draw:text-box><text:p text:style-name="P3">&lt;&lt;uses&gt;&gt;</text:p></draw:text-box></draw:frame><draw:frame draw:style-name="fr1" draw:name="6" text:anchor-type="paragraph" svg:x="13.137cm" svg:y="6.054cm" svg:width="5.835cm" svg:height="4.431cm" draw:z-index="10"><draw:text-box><text:p text:style-name="P2">DAO</text:p><text:p text:style-name="Frame_20_contents"/></draw:text-box></draw:frame><draw:frame draw:style-name="fr3" draw:name="7" text:anchor-type="paragraph" svg:x="10.779cm" svg:y="0.386cm" svg:width="2.177cm" svg:height="0.699cm" draw:z-index="11"><draw:text-box><text:p text:style-name="P3">&lt;&lt;uses&gt;&gt;</text:p></draw:text-box></draw:frame><draw:frame draw:style-name="fr4" draw:name="8" text:anchor-type="paragraph" svg:x="11.972cm" svg:y="1.66cm" svg:width="1.207cm" svg:height="0.847cm" draw:z-index="12"><draw:text-box><text:p text:style-name="Frame_20_contents">1..1</text:p></draw:text-box></draw:frame><draw:frame draw:style-name="fr5" draw:name="9" text:anchor-type="paragraph" svg:x="0.028cm" svg:y="3.175cm" svg:width="12.312cm" svg:height="3.93cm" draw:z-index="14"><draw:text-box><text:p text:style-name="P2">Web</text:p></draw:text-box></draw:frame><draw:frame draw:style-name="fr5" draw:name="10" text:anchor-type="paragraph" svg:x="13.137cm" svg:y="0.028cm" svg:width="5.835cm" svg:height="3.323cm" draw:z-index="15"><draw:text-box><text:p text:style-name="P2">Config</text:p><text:p text:style-name="Frame_20_contents"/></draw:text-box></draw:frame><draw:custom-shape text:anchor-type="paragraph" draw:z-index="0" draw:style-name="gr1" svg:width="2.922cm" svg:height="2.749cm" svg:x="12.592cm" svg:y="4.807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7" draw:style-name="gr2" svg:width="3.084cm" svg:height="0.003cm" svg:x="12.34cm" svg:y="4.72cm"><text:p/><draw:enhanced-geometry svg:viewBox="0 0 21600 21600" draw:type="mso-spt32" draw:enhanced-path="M 0 0 L 21600 21600 N"/></draw:custom-shape><draw:custom-shape text:anchor-type="paragraph" draw:z-index="8" draw:style-name="gr3" svg:width="1.37cm" svg:height="0.003cm" svg:x="14.743cm" svg:y="5.368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9" draw:style-name="gr3" svg:width="1.37cm" svg:height="0.003cm" svg:x="14.741cm" svg:y="4.034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13" draw:style-name="gr4" svg:width="1.8cm" svg:height="0.551cm" svg:x="11.054cm" svg:y="2.397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2cm" fo:page-height="10.478cm" style:num-format="1" style:print-orientation="landscape" fo:margin="0cm" fo:margin-top="0cm" fo:margin-bottom="0cm" fo:margin-left="0cm" fo:margin-right="0cm" style:writing-mode="lr-tb" style:layout-grid-color="#c0c0c0" style:layout-grid-lines="1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il Evgeniev Tolev</meta:initial-creator>
    <meta:editing-cycles>9</meta:editing-cycles>
    <meta:creation-date>2012-11-18T18:46:00</meta:creation-date>
    <dc:date>2013-03-31T21:42:04</dc:date>
    <meta:editing-duration>PT44S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11" meta:character-count="56" meta:non-whitespace-character-count="56"/>
    <meta:user-defined meta:name="AppVersion">12.0000</meta:user-defined>
    <meta:user-defined meta:name="Company">Cottage Lab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